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d on Wed Jan <text:s/>6 13:28:31 2021</text:p>
      <text:p text:style-name="Standard"/>
      <text:p text:style-name="Standard">@author: pi</text:p>
      <text:p text:style-name="Standard">"""</text:p>
      <text:p text:style-name="Standard"/>
      <text:p text:style-name="Standard">lichtsluis1= 21</text:p>
      <text:p text:style-name="Standard">lichtsluis2= 20</text:p>
      <text:p text:style-name="Standard">motor1= 23</text:p>
      <text:p text:style-name="Standard">motor2= 22</text:p>
      <text:p text:style-name="Standard">roodknop= 27</text:p>
      <text:p text:style-name="Standard">roodlamp= 17</text:p>
      <text:p text:style-name="Standard">groenknop= 25</text:p>
      <text:p text:style-name="Standard">groenlamp= 24</text:p>
      <text:p text:style-name="Standard"/>
      <text:p text:style-name="Standard">import RPi.GPIO as GPIO</text:p>
      <text:p text:style-name="Standard">import time <text:s/></text:p>
      <text:p text:style-name="Standard">GPIO.setwarnings(False)</text:p>
      <text:p text:style-name="Standard">GPIO.setmode(GPIO.BCM)</text:p>
      <text:p text:style-name="Standard">GPIO.setup(20, GPIO.IN) <text:s/>#rechter lichtsluis <text:s/>(2)</text:p>
      <text:p text:style-name="Standard">GPIO.setup(21, GPIO.IN) <text:s/># linker lichtsluis <text:s text:c="3"/>(1)</text:p>
      <text:p text:style-name="Standard">GPIO.setup(22, GPIO.OUT) <text:s/># rechter draaischijg( met de buizen ) <text:s text:c="3"/>(2)</text:p>
      <text:p text:style-name="Standard">GPIO.setup(23, GPIO.OUT) # linker draaischijf( waar magneet ingaat) <text:s/>(1)</text:p>
      <text:p text:style-name="Standard">GPIO.setup(17, GPIO.OUT) #lampje rood</text:p>
      <text:p text:style-name="Standard">GPIO.setup(27, GPIO.IN) #lampje roodknop</text:p>
      <text:p text:style-name="Standard">GPIO.setup(24, GPIO.OUT) #lampje groen</text:p>
      <text:p text:style-name="Standard">GPIO.setup(25, GPIO.IN) #lampje groenknop</text:p>
      <text:p text:style-name="Standard">import board</text:p>
      <text:p text:style-name="Standard">import busio</text:p>
      <text:p text:style-name="Standard">import adafruit_ads1x15.ads1015 as ADS</text:p>
      <text:p text:style-name="Standard">from adafruit_ads1x15.analog_in import Analog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f Lichtsluis1(): <text:s text:c="21"/></text:p>
      <text:p text:style-name="Standard"><text:s text:c="4"/>if GPIO.input(lichtsluis1):</text:p>
      <text:p text:style-name="Standard"><text:s text:c="8"/>print (" lichtsluis 1")</text:p>
      <text:p text:style-name="Standard"><text:s text:c="8"/>time.sleep(0.1)</text:p>
      <text:p text:style-name="Standard"/>
      <text:p text:style-name="Standard"/>
      <text:p text:style-name="Standard">def Lichtsluis2():</text:p>
      <text:p text:style-name="Standard"><text:s text:c="4"/>if GPIO.input(lichtsluis1):</text:p>
      <text:p text:style-name="Standard"><text:s text:c="8"/>print (" lichtsluis 1")</text:p>
      <text:p text:style-name="Standard"><text:s text:c="8"/>time.sleep(0.1)</text:p>
      <text:p text:style-name="Standard"/>
      <text:p text:style-name="Standard"/>
      <text:p text:style-name="Standard"/>
      <text:p text:style-name="Standard">def nulpunt1():</text:p>
      <text:p text:style-name="Standard"><text:s text:c="4"/>print('nulpunt zoeken1')</text:p>
      <text:p text:style-name="Standard"><text:soft-page-break/><text:s text:c="4"/>for i in range(500): <text:s text:c="11"/>#500 stappen maken </text:p>
      <text:p text:style-name="Standard"><text:s text:c="8"/>if GPIO.input(roodknop):</text:p>
      <text:p text:style-name="Standard"><text:s text:c="12"/>print("stop") <text:s text:c="18"/></text:p>
      <text:p text:style-name="Standard"><text:s text:c="12"/>break <text:s text:c="18"/>#verbreekt definition als roodknop true is</text:p>
      <text:p text:style-name="Standard"><text:s text:c="8"/>GPIO.output(motor1, True)</text:p>
      <text:p text:style-name="Standard"><text:s text:c="8"/>time.sleep(0.0007)</text:p>
      <text:p text:style-name="Standard"><text:s text:c="8"/>GPIO.output(motor1, False)</text:p>
      <text:p text:style-name="Standard"><text:s text:c="8"/>time.sleep(0.0007) </text:p>
      <text:p text:style-name="Standard"/>
      <text:p text:style-name="Standard"><text:s text:c="4"/>while GPIO.input(lichtsluis1) == GPIO.LOW:#draait tot lichtsluis true wordt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GPIO.output(motor1, True)</text:p>
      <text:p text:style-name="Standard"><text:s text:c="8"/>time.sleep(0.0006)</text:p>
      <text:p text:style-name="Standard"><text:s text:c="8"/>GPIO.output(motor1, False)</text:p>
      <text:p text:style-name="Standard"><text:s text:c="8"/>time.sleep(0.0006)</text:p>
      <text:p text:style-name="Standard"><text:s text:c="8"/></text:p>
      <text:p text:style-name="Standard"><text:s text:c="4"/>for i in range(230): <text:s text:c="8"/>#230 stappen erbij wanneer lichtsluis true is</text:p>
      <text:p text:style-name="Standard"><text:s text:c="8"/>GPIO.output(motor1, True)</text:p>
      <text:p text:style-name="Standard"><text:s text:c="8"/>time.sleep(0.0006)</text:p>
      <text:p text:style-name="Standard"><text:s text:c="8"/>GPIO.output(motor1, False)</text:p>
      <text:p text:style-name="Standard"><text:s text:c="8"/>time.sleep(0.0006) </text:p>
      <text:p text:style-name="Standard"><text:s text:c="8"/></text:p>
      <text:p text:style-name="Standard"><text:s text:c="8"/></text:p>
      <text:p text:style-name="Standard">def nulpunt2():</text:p>
      <text:p text:style-name="Standard"><text:s text:c="4"/>print('nulpunt zoeken2')</text:p>
      <text:p text:style-name="Standard"><text:s text:c="4"/>for i in range(250):</text:p>
      <text:p text:style-name="Standard"><text:s text:c="8"/>if GPIO.input(roodknop):</text:p>
      <text:p text:style-name="Standard"><text:s text:c="12"/>print("stop2")</text:p>
      <text:p text:style-name="Standard"><text:s text:c="12"/>break</text:p>
      <text:p text:style-name="Standard"><text:s text:c="8"/>GPIO.output(motor2, True)</text:p>
      <text:p text:style-name="Standard"><text:s text:c="8"/>time.sleep(0.0005)</text:p>
      <text:p text:style-name="Standard"><text:s text:c="8"/>GPIO.output(motor2, False)</text:p>
      <text:p text:style-name="Standard"><text:s text:c="8"/>time.sleep(0.0005) </text:p>
      <text:p text:style-name="Standard"/>
      <text:p text:style-name="Standard"><text:s text:c="4"/>while GPIO.input(lichtsluis2) == GPIO.LOW: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GPIO.output(motor2, True)</text:p>
      <text:p text:style-name="Standard"><text:s text:c="8"/>time.sleep(0.0005)</text:p>
      <text:p text:style-name="Standard"><text:s text:c="8"/>GPIO.output(motor2, False)</text:p>
      <text:p text:style-name="Standard"><text:s text:c="8"/>time.sleep(0.0005)</text:p>
      <text:p text:style-name="Standard"><text:s text:c="8"/></text:p>
      <text:p text:style-name="Standard"><text:s text:c="4"/>for i in range(230):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GPIO.output(motor2, True)</text:p>
      <text:p text:style-name="Standard"><text:s text:c="8"/>time.sleep(0.0005)</text:p>
      <text:p text:style-name="Standard"><text:s text:c="8"/>GPIO.output(motor2, False)</text:p>
      <text:p text:style-name="Standard"><text:soft-page-break/><text:s text:c="8"/>time.sleep(0.0005) </text:p>
      <text:p text:style-name="Standard"/>
      <text:p text:style-name="Standard">def nulpunt2schijf7():</text:p>
      <text:p text:style-name="Standard"><text:s text:c="4"/>while GPIO.input(lichtsluis2) == GPIO.LOW: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GPIO.output(motor2, True)</text:p>
      <text:p text:style-name="Standard"><text:s text:c="8"/>time.sleep(0.0005)</text:p>
      <text:p text:style-name="Standard"><text:s text:c="8"/>GPIO.output(motor2, False)</text:p>
      <text:p text:style-name="Standard"><text:s text:c="8"/>time.sleep(0.0005)</text:p>
      <text:p text:style-name="Standard"><text:s text:c="8"/></text:p>
      <text:p text:style-name="Standard"><text:s text:c="4"/>for i in range(230):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GPIO.output(motor2, True)</text:p>
      <text:p text:style-name="Standard"><text:s text:c="8"/>time.sleep(0.0005)</text:p>
      <text:p text:style-name="Standard"><text:s text:c="8"/>GPIO.output(motor2, False)</text:p>
      <text:p text:style-name="Standard"><text:s text:c="8"/>time.sleep(0.0005) <text:s text:c="3"/></text:p>
      <text:p text:style-name="Standard"><text:s text:c="7"/></text:p>
      <text:p text:style-name="Standard"><text:s text:c="8"/></text:p>
      <text:p text:style-name="Standard">def draaivoorsensor():</text:p>
      <text:p text:style-name="Standard"><text:s text:c="4"/>RotationPosition = 0 </text:p>
      <text:p text:style-name="Standard"><text:s text:c="4"/>while RotationPosition &lt; 2050 : <text:s text:c="8"/>#3200 hele rondje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RotationPosition = RotationPosition + 1 <text:s text:c="4"/></text:p>
      <text:p text:style-name="Standard"><text:s text:c="8"/>GPIO.output(motor1, True)</text:p>
      <text:p text:style-name="Standard"><text:s text:c="8"/>time.sleep(0.0004)</text:p>
      <text:p text:style-name="Standard"><text:s text:c="8"/>GPIO.output(motor1, False)</text:p>
      <text:p text:style-name="Standard"><text:s text:c="8"/>time.sleep(0.0004)</text:p>
      <text:p text:style-name="Standard"><text:s text:c="8"/></text:p>
      <text:p text:style-name="Standard"/>
      <text:p text:style-name="Standard"/>
      <text:p text:style-name="Standard"><text:s text:c="8"/></text:p>
      <text:p text:style-name="Standard"><text:s text:c="8"/></text:p>
      <text:p text:style-name="Standard"><text:s text:c="8"/></text:p>
      <text:p text:style-name="Standard"><text:s text:c="8"/></text:p>
      <text:p text:style-name="Standard">def magneeteruitsnel():</text:p>
      <text:p text:style-name="Standard"><text:s text:c="4"/>RotationPosition = 0</text:p>
      <text:p text:style-name="Standard"><text:s text:c="4"/>while RotationPosition &lt; 1000: <text:s text:c="5"/>#maakt 1000 stappen om weer terug </text:p>
      <text:p text:style-name="Standard"><text:s text:c="8"/>if GPIO.input(roodknop): <text:s text:c="7"/>#te gaan naar nulpunt </text:p>
      <text:p text:style-name="Standard"><text:s text:c="12"/>print("stop")</text:p>
      <text:p text:style-name="Standard"><text:s text:c="12"/>break</text:p>
      <text:p text:style-name="Standard"><text:s text:c="8"/>RotationPosition += 1</text:p>
      <text:p text:style-name="Standard"><text:s text:c="8"/>GPIO.output(motor1, True)</text:p>
      <text:p text:style-name="Standard"><text:s text:c="8"/>time.sleep(0.001)</text:p>
      <text:p text:style-name="Standard"><text:s text:c="8"/>GPIO.output(motor1, False)</text:p>
      <text:p text:style-name="Standard"><text:s text:c="8"/>time.sleep(0.001)</text:p>
      <text:p text:style-name="Standard"><text:s text:c="4"/></text:p>
      <text:p text:style-name="Standard"><text:soft-page-break/></text:p>
      <text:p text:style-name="Standard"/>
      <text:p text:style-name="Standard"><text:s text:c="4"/></text:p>
      <text:p text:style-name="Standard">def sensormeting(): <text:s text:c="12"/>#meting hallsensor met ADC</text:p>
      <text:p text:style-name="Standard"><text:s text:c="4"/>global aap</text:p>
      <text:p text:style-name="Standard"><text:s text:c="4"/>i2c = busio.I2C(board.SCL, board.SDA)</text:p>
      <text:p text:style-name="Standard"><text:s text:c="4"/>ads = ADS.ADS1015(i2c)</text:p>
      <text:p text:style-name="Standard"><text:s text:c="4"/>ads.gain = 1</text:p>
      <text:p text:style-name="Standard"><text:s text:c="4"/>values=0</text:p>
      <text:p text:style-name="Standard"><text:s text:c="4"/>chan = AnalogIn(ads, ADS.P0)</text:p>
      <text:p text:style-name="Standard"><text:s text:c="4"/>values = chan.voltage,values</text:p>
      <text:p text:style-name="Standard"><text:s text:c="3"/># print(values)</text:p>
      <text:p text:style-name="Standard"><text:s text:c="4"/>time.sleep(0.01)</text:p>
      <text:p text:style-name="Standard"><text:s text:c="4"/>aap = values</text:p>
      <text:p text:style-name="Standard"><text:s text:c="4"/></text:p>
      <text:p text:style-name="Standard"><text:s text:c="8"/></text:p>
      <text:p text:style-name="Standard"/>
      <text:p text:style-name="Standard"/>
      <text:p text:style-name="Standard">def draaitotsensor(): <text:s text:c="6"/>#na elk stap word er een meting gemaakt</text:p>
      <text:p text:style-name="Standard"><text:s text:c="4"/>RotationPosition = 0</text:p>
      <text:p text:style-name="Standard"><text:s text:c="4"/>LastMaxValue = 0</text:p>
      <text:p text:style-name="Standard"><text:s text:c="4"/>while RotationPosition &lt; 150: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RotationPosition = RotationPosition + 1</text:p>
      <text:p text:style-name="Standard"><text:s text:c="8"/>GPIO.output(motor1, True)</text:p>
      <text:p text:style-name="Standard"><text:s text:c="8"/>time.sleep(0.01)</text:p>
      <text:p text:style-name="Standard"><text:s text:c="8"/>GPIO.output(motor1, False)</text:p>
      <text:p text:style-name="Standard"><text:s text:c="8"/>time.sleep(0.01)</text:p>
      <text:p text:style-name="Standard"><text:s text:c="8"/>sensormeting(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#print(aap)</text:p>
      <text:p text:style-name="Standard"><text:s text:c="8"/>if max(aap) &gt; LastMaxValue: <text:s text:c="8"/></text:p>
      <text:p text:style-name="Standard"><text:s text:c="12"/>global MaxValue</text:p>
      <text:p text:style-name="Standard"><text:s text:c="12"/>MaxValue = max(aap)</text:p>
      <text:p text:style-name="Standard"><text:s text:c="12"/>LastMaxValue = MaxValue</text:p>
      <text:p text:style-name="Standard"><text:s text:c="4"/>print("hierkomt de maxvalue")</text:p>
      <text:p text:style-name="Standard"><text:s text:c="4"/>print(MaxValue)</text:p>
      <text:p text:style-name="Standard"><text:s/></text:p>
      <text:p text:style-name="Standard"><text:s text:c="4"/></text:p>
      <text:p text:style-name="Standard">def schijf1():</text:p>
      <text:p text:style-name="Standard"><text:s text:c="4"/>RotationPosition = 0</text:p>
      <text:p text:style-name="Standard"><text:s text:c="4"/>LastMaxValue = 130 <text:s text:c="17"/>#aan te passen cijfer</text:p>
      <text:p text:style-name="Standard"><text:s text:c="4"/>global MaxValue</text:p>
      <text:p text:style-name="Standard"><text:s text:c="4"/>x = <text:s/>MaxValue - 0.2516</text:p>
      <text:p text:style-name="Standard"><text:s text:c="4"/>y=x/0.0215</text:p>
      <text:p text:style-name="Standard"><text:s text:c="4"/>print(round(y)) </text:p>
      <text:p text:style-name="Standard"><text:s text:c="4"/>if y &gt; LastMaxValue and y &lt; 160: <text:s text:c="3"/>#aan te passen cijfer</text:p>
      <text:p text:style-name="Standard"><text:s text:c="8"/>print("goed1")</text:p>
      <text:p text:style-name="Standard"><text:soft-page-break/><text:s text:c="8"/>while RotationPosition &lt; 400: <text:s text:c="2"/>#aantal stappen voor buis</text:p>
      <text:p text:style-name="Standard"><text:s text:c="12"/>print("bezig met schijf1")</text:p>
      <text:p text:style-name="Standard"><text:s text:c="12"/>if GPIO.input(roodknop):</text:p>
      <text:p text:style-name="Standard"><text:s text:c="16"/>print("stop")</text:p>
      <text:p text:style-name="Standard"><text:s text:c="16"/>break</text:p>
      <text:p text:style-name="Standard"><text:s text:c="12"/>RotationPosition = RotationPosition + 1</text:p>
      <text:p text:style-name="Standard"><text:s text:c="12"/>GPIO.output(motor2, True)</text:p>
      <text:p text:style-name="Standard"><text:s text:c="12"/>time.sleep(0.0005)</text:p>
      <text:p text:style-name="Standard"><text:s text:c="12"/>GPIO.output(motor2, False)</text:p>
      <text:p text:style-name="Standard"><text:s text:c="12"/>time.sleep(0.0005) <text:s text:c="2"/></text:p>
      <text:p text:style-name="Standard"><text:s text:c="6"/></text:p>
      <text:p text:style-name="Standard"><text:s/></text:p>
      <text:p text:style-name="Standard">def schijf2():</text:p>
      <text:p text:style-name="Standard"><text:s text:c="4"/>RotationPosition = 0</text:p>
      <text:p text:style-name="Standard"><text:s text:c="4"/>LastMaxValue = 130</text:p>
      <text:p text:style-name="Standard"><text:s text:c="4"/>global MaxValue</text:p>
      <text:p text:style-name="Standard"><text:s text:c="4"/>x = <text:s/>MaxValue - 0.2516</text:p>
      <text:p text:style-name="Standard"><text:s text:c="4"/>y=x/0.0215</text:p>
      <text:p text:style-name="Standard"><text:s text:c="4"/>print(round(y)) </text:p>
      <text:p text:style-name="Standard"><text:s text:c="4"/>if y &gt; LastMaxValue and y &lt; 160:</text:p>
      <text:p text:style-name="Standard"><text:s text:c="8"/>print("goed2")</text:p>
      <text:p text:style-name="Standard"><text:s text:c="8"/>while RotationPosition &lt; 800:</text:p>
      <text:p text:style-name="Standard"><text:s text:c="12"/>if GPIO.input(roodknop):</text:p>
      <text:p text:style-name="Standard"><text:s text:c="16"/>print("stop")</text:p>
      <text:p text:style-name="Standard"><text:s text:c="16"/>break</text:p>
      <text:p text:style-name="Standard"><text:s text:c="12"/>RotationPosition = RotationPosition + 1</text:p>
      <text:p text:style-name="Standard"><text:s text:c="12"/>GPIO.output(motor2, True)</text:p>
      <text:p text:style-name="Standard"><text:s text:c="12"/>time.sleep(0.0005)</text:p>
      <text:p text:style-name="Standard"><text:s text:c="12"/>GPIO.output(motor2, False)</text:p>
      <text:p text:style-name="Standard"><text:s text:c="12"/>time.sleep(0.0005) <text:s text:c="2"/></text:p>
      <text:p text:style-name="Standard"><text:s text:c="5"/></text:p>
      <text:p text:style-name="Standard"><text:s text:c="8"/></text:p>
      <text:p text:style-name="Standard"><text:s text:c="8"/></text:p>
      <text:p text:style-name="Standard">def schijf3():</text:p>
      <text:p text:style-name="Standard"><text:s text:c="4"/>RotationPosition = 0</text:p>
      <text:p text:style-name="Standard"><text:s text:c="4"/>LastMaxValue = 130</text:p>
      <text:p text:style-name="Standard"><text:s text:c="4"/>global MaxValue</text:p>
      <text:p text:style-name="Standard"><text:s text:c="4"/>x = <text:s/>MaxValue - 0.2516</text:p>
      <text:p text:style-name="Standard"><text:s text:c="4"/>y=x/0.0215</text:p>
      <text:p text:style-name="Standard"><text:s text:c="4"/>print(round(y)) </text:p>
      <text:p text:style-name="Standard"><text:s text:c="4"/>if y &gt; LastMaxValue and y &lt; 160:</text:p>
      <text:p text:style-name="Standard"><text:s text:c="8"/>print("goed3")</text:p>
      <text:p text:style-name="Standard"><text:s text:c="8"/>while RotationPosition &lt; 1200:</text:p>
      <text:p text:style-name="Standard"><text:s text:c="12"/>if GPIO.input(roodknop):</text:p>
      <text:p text:style-name="Standard"><text:s text:c="16"/>print("stop")</text:p>
      <text:p text:style-name="Standard"><text:s text:c="16"/>break</text:p>
      <text:p text:style-name="Standard"><text:s text:c="12"/>RotationPosition = RotationPosition + 1</text:p>
      <text:p text:style-name="Standard"><text:s text:c="12"/>GPIO.output(motor2, True)</text:p>
      <text:p text:style-name="Standard"><text:s text:c="12"/>time.sleep(0.0005)</text:p>
      <text:p text:style-name="Standard"><text:s text:c="12"/>GPIO.output(motor2, False)</text:p>
      <text:p text:style-name="Standard"><text:s text:c="12"/>time.sleep(0.0005) <text:s text:c="2"/></text:p>
      <text:p text:style-name="Standard"><text:s text:c="4"/></text:p>
      <text:p text:style-name="Standard"><text:soft-page-break/>def schijf4():</text:p>
      <text:p text:style-name="Standard"><text:s text:c="4"/>RotationPosition = 0</text:p>
      <text:p text:style-name="Standard"><text:s text:c="4"/>LastMaxValue = 120</text:p>
      <text:p text:style-name="Standard"><text:s text:c="4"/>global MaxValue</text:p>
      <text:p text:style-name="Standard"><text:s text:c="4"/>x = <text:s/>MaxValue - 0.2516</text:p>
      <text:p text:style-name="Standard"><text:s text:c="4"/>y=x/0.0215</text:p>
      <text:p text:style-name="Standard"><text:s text:c="4"/>print(round(y)) </text:p>
      <text:p text:style-name="Standard"><text:s text:c="4"/>if y &gt; LastMaxValue and y &lt; 130:</text:p>
      <text:p text:style-name="Standard"><text:s text:c="8"/>print("afkeur120 tot 130")</text:p>
      <text:p text:style-name="Standard"><text:s text:c="8"/>while RotationPosition &lt; 1600:</text:p>
      <text:p text:style-name="Standard"><text:s text:c="12"/>if GPIO.input(roodknop):</text:p>
      <text:p text:style-name="Standard"><text:s text:c="16"/>print("stop")</text:p>
      <text:p text:style-name="Standard"><text:s text:c="16"/>break</text:p>
      <text:p text:style-name="Standard"><text:s text:c="12"/>RotationPosition = RotationPosition + 1</text:p>
      <text:p text:style-name="Standard"><text:s text:c="12"/>GPIO.output(motor2, True)</text:p>
      <text:p text:style-name="Standard"><text:s text:c="12"/>time.sleep(0.0005)</text:p>
      <text:p text:style-name="Standard"><text:s text:c="12"/>GPIO.output(motor2, False)</text:p>
      <text:p text:style-name="Standard"><text:s text:c="12"/>time.sleep(0.0005) <text:s text:c="2"/></text:p>
      <text:p text:style-name="Standard"><text:s text:c="8"/></text:p>
      <text:p text:style-name="Standard"><text:s text:c="8"/></text:p>
      <text:p text:style-name="Standard"><text:s text:c="8"/></text:p>
      <text:p text:style-name="Standard">def schijf5():</text:p>
      <text:p text:style-name="Standard"><text:s text:c="4"/>RotationPosition = 0</text:p>
      <text:p text:style-name="Standard"><text:s text:c="4"/>LastMaxValue = 100</text:p>
      <text:p text:style-name="Standard"><text:s text:c="4"/>global MaxValue</text:p>
      <text:p text:style-name="Standard"><text:s text:c="4"/>x = <text:s/>MaxValue - 0.2516</text:p>
      <text:p text:style-name="Standard"><text:s text:c="4"/>y=x/0.0215</text:p>
      <text:p text:style-name="Standard"><text:s text:c="4"/>print(round(y)) </text:p>
      <text:p text:style-name="Standard"><text:s text:c="4"/>if y &gt; LastMaxValue and y &lt; 120:</text:p>
      <text:p text:style-name="Standard"><text:s text:c="8"/>print("afkeur100 tot 120")</text:p>
      <text:p text:style-name="Standard"><text:s text:c="8"/>while RotationPosition &lt; 2000:</text:p>
      <text:p text:style-name="Standard"><text:s text:c="12"/>if GPIO.input(roodknop):</text:p>
      <text:p text:style-name="Standard"><text:s text:c="16"/>print("stop")</text:p>
      <text:p text:style-name="Standard"><text:s text:c="16"/>break</text:p>
      <text:p text:style-name="Standard"><text:s text:c="12"/>RotationPosition = RotationPosition + 1</text:p>
      <text:p text:style-name="Standard"><text:s text:c="12"/>GPIO.output(motor2, True)</text:p>
      <text:p text:style-name="Standard"><text:s text:c="12"/>time.sleep(0.0005)</text:p>
      <text:p text:style-name="Standard"><text:s text:c="12"/>GPIO.output(motor2, False)</text:p>
      <text:p text:style-name="Standard"><text:s text:c="12"/>time.sleep(0.0005) <text:s text:c="2"/></text:p>
      <text:p text:style-name="Standard"><text:s text:c="5"/></text:p>
      <text:p text:style-name="Standard"><text:s text:c="8"/></text:p>
      <text:p text:style-name="Standard">def schijf6():</text:p>
      <text:p text:style-name="Standard"><text:s text:c="4"/>RotationPosition = 0</text:p>
      <text:p text:style-name="Standard"><text:s text:c="4"/>LastMaxValue = 60</text:p>
      <text:p text:style-name="Standard"><text:s text:c="4"/>global MaxValue</text:p>
      <text:p text:style-name="Standard"><text:s text:c="4"/>x = <text:s/>MaxValue - 0.2516</text:p>
      <text:p text:style-name="Standard"><text:s text:c="4"/>y=x/0.0215</text:p>
      <text:p text:style-name="Standard"><text:s text:c="4"/>print(round(y)) </text:p>
      <text:p text:style-name="Standard"><text:s text:c="4"/>if y &gt; LastMaxValue and y &lt; 100:</text:p>
      <text:p text:style-name="Standard"><text:s text:c="8"/>print("afkeur 60 tot 100")</text:p>
      <text:p text:style-name="Standard"><text:s text:c="8"/>while RotationPosition &lt; 1600:</text:p>
      <text:p text:style-name="Standard"><text:s text:c="12"/>if GPIO.input(roodknop):</text:p>
      <text:p text:style-name="Standard"><text:soft-page-break/><text:s text:c="16"/>print("stop")</text:p>
      <text:p text:style-name="Standard"><text:s text:c="16"/>break</text:p>
      <text:p text:style-name="Standard"><text:s text:c="12"/>RotationPosition = RotationPosition + 1</text:p>
      <text:p text:style-name="Standard"><text:s text:c="12"/>GPIO.output(motor2, True)</text:p>
      <text:p text:style-name="Standard"><text:s text:c="12"/>time.sleep(0.0005)</text:p>
      <text:p text:style-name="Standard"><text:s text:c="12"/>GPIO.output(motor2, False)</text:p>
      <text:p text:style-name="Standard"><text:s text:c="12"/>time.sleep(0.0005) <text:s text:c="2"/></text:p>
      <text:p text:style-name="Standard"><text:s text:c="8"/></text:p>
      <text:p text:style-name="Standard"><text:s text:c="8"/></text:p>
      <text:p text:style-name="Standard"><text:s text:c="8"/></text:p>
      <text:p text:style-name="Standard"><text:s text:c="8"/></text:p>
      <text:p text:style-name="Standard">def schijf7():</text:p>
      <text:p text:style-name="Standard"><text:s text:c="4"/>RotationPosition = 0</text:p>
      <text:p text:style-name="Standard"><text:s text:c="4"/>LastMaxValue = 0</text:p>
      <text:p text:style-name="Standard"><text:s text:c="4"/>global MaxValue</text:p>
      <text:p text:style-name="Standard"><text:s text:c="4"/>x = <text:s/>MaxValue - 0.2516</text:p>
      <text:p text:style-name="Standard"><text:s text:c="4"/>y=x/0.0215</text:p>
      <text:p text:style-name="Standard"><text:s text:c="4"/>print(round(y)) </text:p>
      <text:p text:style-name="Standard"><text:s text:c="4"/>if y &gt; LastMaxValue and y &lt; 60:</text:p>
      <text:p text:style-name="Standard"><text:s text:c="8"/>print("afkeur10 tot 60")</text:p>
      <text:p text:style-name="Standard"><text:s text:c="8"/>while RotationPosition &lt; 2800:</text:p>
      <text:p text:style-name="Standard"><text:s text:c="12"/>if GPIO.input(roodknop):</text:p>
      <text:p text:style-name="Standard"><text:s text:c="16"/>print("stop")</text:p>
      <text:p text:style-name="Standard"><text:s text:c="16"/>break</text:p>
      <text:p text:style-name="Standard"><text:s text:c="12"/>RotationPosition = RotationPosition + 1</text:p>
      <text:p text:style-name="Standard"><text:s text:c="12"/>GPIO.output(motor2, True)</text:p>
      <text:p text:style-name="Standard"><text:s text:c="12"/>time.sleep(0.0005)</text:p>
      <text:p text:style-name="Standard"><text:s text:c="12"/>GPIO.output(motor2, False)</text:p>
      <text:p text:style-name="Standard"><text:s text:c="12"/>time.sleep(0.0005) <text:s text:c="2"/></text:p>
      <text:p text:style-name="Standard"><text:s text:c="8"/>magneeteruitsnel()</text:p>
      <text:p text:style-name="Standard"><text:s text:c="8"/>nulpunt2schijf7()</text:p>
      <text:p text:style-name="Standard"><text:s text:c="8"/>GPIO.output(groenlamp, True)</text:p>
      <text:p text:style-name="Standard"><text:s text:c="8"/>GPIO.output(roodlamp, False)</text:p>
      <text:p text:style-name="Standard"><text:s text:c="8"/>return True</text:p>
      <text:p text:style-name="Standard"><text:s text:c="4"/>return False <text:s/></text:p>
      <text:p text:style-name="Standard"/>
      <text:p text:style-name="Standard"><text:s text:c="4"/></text:p>
      <text:p text:style-name="Standard">def werking():</text:p>
      <text:p text:style-name="Standard"><text:s text:c="4"/>while True: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draaivoorsensor(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print("meting sensor"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draaitotsensor()</text:p>
      <text:p text:style-name="Standard"><text:s text:c="8"/>if GPIO.input(roodknop):</text:p>
      <text:p text:style-name="Standard"><text:soft-page-break/><text:s text:c="12"/>print("stop")</text:p>
      <text:p text:style-name="Standard"><text:s text:c="12"/>break</text:p>
      <text:p text:style-name="Standard"><text:s text:c="8"/>print("schijf 2 draait naar zn positie"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schijf1(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#schijf2(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#schijf3(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schijf4(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schijf5(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schijf6()</text:p>
      <text:p text:style-name="Standard"><text:s text:c="8"/>if GPIO.input(roodknop):</text:p>
      <text:p text:style-name="Standard"><text:s text:c="12"/>print("stop")</text:p>
      <text:p text:style-name="Standard"><text:s text:c="12"/>break</text:p>
      <text:p text:style-name="Standard"><text:s text:c="8"/>if schijf7():</text:p>
      <text:p text:style-name="Standard"><text:s text:c="12"/>print(" stop en druk reset")</text:p>
      <text:p text:style-name="Standard"><text:s text:c="12"/>break</text:p>
      <text:p text:style-name="Standard"><text:s text:c="8"/>magneeteruitsnel()</text:p>
      <text:p text:style-name="Standard"><text:s text:c="8"/>nulpunt2()</text:p>
      <text:p text:style-name="Standard"><text:s text:c="8"/></text:p>
      <text:p text:style-name="Standard"/>
      <text:p text:style-name="Standard"><text:s text:c="4"/></text:p>
      <text:p text:style-name="Standard"/>
      <text:p text:style-name="Standard"/>
      <text:p text:style-name="Standard">GPIO.output(groenlamp, False)</text:p>
      <text:p text:style-name="Standard">GPIO.output(roodlamp, True)</text:p>
      <text:p text:style-name="Standard">nulpunt2()</text:p>
      <text:p text:style-name="Standard">nulpunt1()</text:p>
      <text:p text:style-name="Standard">GPIO.output(groenlamp, True)</text:p>
      <text:p text:style-name="Standard">GPIO.output(roodlamp, False)</text:p>
      <text:p text:style-name="Standard">while True:</text:p>
      <text:p text:style-name="Standard"><text:s text:c="4"/>if GPIO.input(groenknop):</text:p>
      <text:p text:style-name="Standard"><text:s text:c="8"/>GPIO.output(groenlamp, False)</text:p>
      <text:p text:style-name="Standard"><text:s text:c="8"/>GPIO.output(roodlamp, True)</text:p>
      <text:p text:style-name="Standard"><text:s text:c="8"/>werking()</text:p>
      <text:p text:style-name="Standard"><text:s text:c="8"/></text:p>
      <text:p text:style-name="Standard"><text:soft-page-break/><text:s text:c="4"/>if GPIO.input(roodknop):</text:p>
      <text:p text:style-name="Standard"><text:s text:c="8"/>time.sleep(0.5)</text:p>
      <text:p text:style-name="Standard"><text:s text:c="8"/>nulpunt2()</text:p>
      <text:p text:style-name="Standard"><text:s text:c="8"/>nulpunt1()</text:p>
      <text:p text:style-name="Standard"><text:s text:c="8"/>GPIO.output(groenlamp, True)</text:p>
      <text:p text:style-name="Standard"><text:s text:c="8"/>GPIO.output(roodlamp, False)</text:p>
      <text:p text:style-name="Standard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2:02:47.941073552</meta:creation-date>
    <dc:date>2021-01-20T12:04:27.577893993</dc:date>
    <meta:editing-duration>PT1M45S</meta:editing-duration>
    <meta:editing-cycles>1</meta:editing-cycles>
    <meta:document-statistic meta:table-count="0" meta:image-count="0" meta:object-count="0" meta:page-count="9" meta:paragraph-count="395" meta:word-count="848" meta:character-count="10470" meta:non-whitespace-character-count="6921"/>
    <meta:generator>LibreOffice/6.1.5.2$Linux_ARM_EABI LibreOffice_project/10$Build-2</meta:generator>
  </office:meta>
</office:document-meta>
</file>